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5pt" style:font-size-asian="15pt" style:font-size-complex="15pt"/>
    </style:style>
    <style:style style:name="T2" style:parent-style-name="Car.predefinitoparagrafo" style:family="text">
      <style:text-properties fo:font-weight="bold" style:font-weight-asian="bold" style:font-weight-complex="bold"/>
    </style:style>
    <style:style style:name="T3" style:parent-style-name="Car.predefinitoparagrafo" style:family="text">
      <style:text-properties fo:font-weight="bold" style:font-weight-asian="bold" style:font-weight-complex="bold"/>
    </style:style>
    <style:style style:name="T4" style:parent-style-name="Car.predefinitoparagrafo" style:family="text">
      <style:text-properties fo:font-weight="bold" style:font-weight-asian="bold" style:font-weight-complex="bold"/>
    </style:style>
    <style:style style:name="T5" style:parent-style-name="Car.predefinitoparagrafo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T8" style:parent-style-name="Car.predefinitoparagrafo" style:family="text">
      <style:text-properties fo:font-weight="bold" style:font-weight-asian="bold" style:font-weight-complex="bold"/>
    </style:style>
    <style:style style:name="T9" style:parent-style-name="Car.predefinitoparagrafo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Car.predefinitoparagrafo" style:family="text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T18" style:parent-style-name="Car.predefinitoparagrafo" style:family="text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21" style:parent-style-name="Car.predefinitoparagrafo" style:family="text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T25" style:parent-style-name="Car.predefinitoparagrafo" style:family="text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T30" style:parent-style-name="Car.predefinitoparagrafo" style:family="text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T35" style:parent-style-name="Car.predefinitoparagrafo" style:family="text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T39" style:parent-style-name="Car.predefinitoparagrafo" style:family="text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T42" style:parent-style-name="Car.predefinitoparagrafo" style:family="text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T45" style:parent-style-name="Car.predefinitoparagraf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Diario di bordo per la realizzazione dello store di scarpe SNGRS</text:p>
      <text:p text:style-name="Standard"/>
      <text:p text:style-name="Standard"><text:span text:style-name="T2">Data di inizio:</text:span><text:s/>26/11/2024</text:p>
      <text:p text:style-name="Standard"><text:span text:style-name="T3">Data di fine:</text:span><text:s/>12/12/2024</text:p>
      <text:p text:style-name="Standard"/>
      <text:p text:style-name="Standard"><text:span text:style-name="T4">Obiettivi principali:</text:span><text:s/>integrare la parte del primo modulo del progetto con la parte JavaScript per l’inserimento di nuove funzioni e migliorie al fine di migliorare il prodotto.</text:p>
      <text:p text:style-name="Standard"/>
      <text:p text:style-name="Standard"><text:span text:style-name="T5">Responsabili:</text:span><text:s/>Bonini Alessio, Cavalli Gabriele</text:p>
      <text:p text:style-name="Standard"/>
      <text:p text:style-name="Standard"/>
      <text:p text:style-name="P6">Data: 26 novembre 2024</text:p>
      <text:p text:style-name="Standard">Attività svolte:</text:p>
      <text:p text:style-name="Standard"/>
      <text:p text:style-name="Standard">-<text:s/><text:span text:style-name="T7">Pianificazione e definizione dei temi da realizzare</text:span></text:p>
      <text:p text:style-name="Standard"><text:s text:c="3"/>Abbiamo definito i possibili elementi da realizzare con il linguaggio js</text:p>
      <text:p text:style-name="Standard"/>
      <text:p text:style-name="Standard">-<text:s/><text:span text:style-name="T8">Suddivisione del lavoro tra i responsabili</text:span></text:p>
      <text:p text:style-name="Standard"><text:s text:c="3"/>I<text:s/>responsabili di progetto si sono suddivisi differenti compiti tra di loro</text:p>
      <text:p text:style-name="Standard"/>
      <text:p text:style-name="Standard"><text:span text:style-name="T9">Problemi riscontrati:</text:span><text:s/>nessuno</text:p>
      <text:p text:style-name="Standard"/>
      <text:p text:style-name="Standard"/>
      <text:p text:style-name="P10">Data: 28 novembre 2024</text:p>
      <text:p text:style-name="Standard">Attività svolte:</text:p>
      <text:p text:style-name="Standard"/>
      <text:p text:style-name="P11">- Inizio progettazione</text:p>
      <text:p text:style-name="Standard"><text:span text:style-name="T12"><text:s text:c="3"/></text:span>Vengono realizzati gli elementi come la sezione carrello, aggiunta della quantità<text:s/>del prodotto ed il <text:s text:c="3"/>suo acquisto, sezione pagamenti</text:p>
      <text:p text:style-name="Standard"/>
      <text:p text:style-name="P13">Problemi riscontrati:</text:p>
      <text:p text:style-name="Standard">- difficoltà iniziale con la realizzazione della sezione del carrello, poiché non venivano inizialmente visualizzate le quantità delle scarpe acquistate e le eventuali modifiche<text:s/>sul prodotto.</text:p>
      <text:p text:style-name="P14"/>
      <text:p text:style-name="P15">Soluzioni adottate:</text:p>
      <text:p text:style-name="Standard">- Il problema è stato risolto in pochi giorni consultando anche la documentazione online</text:p>
      <text:p text:style-name="Standard"/>
      <text:p text:style-name="Standard"/>
      <text:p text:style-name="P16">Data: 3 dicembre 2024</text:p>
      <text:p text:style-name="Standard">Attività svolte:</text:p>
      <text:p text:style-name="Standard"/>
      <text:p text:style-name="P17">- Perfezionamento delle funzionalità della sezione carrello</text:p>
      <text:p text:style-name="Standard"><text:s text:c="3"/>Vengono ampliate e perfezionate le funzionalità del carrello e la sua conclusione</text:p>
      <text:p text:style-name="Standard"/>
      <text:p text:style-name="Standard"><text:span text:style-name="T18">Problemi riscontrati</text:span>: nessun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9">Data: 5 dicembre<text:s/>2024</text:p>
      <text:p text:style-name="Standard">Attività svolte:</text:p>
      <text:p text:style-name="Standard"/>
      <text:p text:style-name="P20">- Revisione grafica pagine acquisto scarpe</text:p>
      <text:p text:style-name="Standard"><text:s text:c="3"/>Siccome in queste pagine vengono aggiunte delle funzionalità, come la quantità e il numero di scarpa, vengono perfezionati gli elementi grafici delle singole pagine per l’acquisto delle<text:s/>scarpe</text:p>
      <text:p text:style-name="Standard"/>
      <text:p text:style-name="Standard"><text:span text:style-name="T21">Problemi riscontrati:</text:span></text:p>
      <text:p text:style-name="Standard">Le modifiche non erano visualizzabili nella sezione carrello</text:p>
      <text:p text:style-name="Standard"/>
      <text:p text:style-name="P22">Soluzioni adottate:</text:p>
      <text:p text:style-name="Standard">Confronto tra i due responsabili del progetto e consultazione della documentazione online</text:p>
      <text:p text:style-name="Standard"/>
      <text:p text:style-name="Standard"/>
      <text:p text:style-name="P23">Data: 6 dicembre 2024</text:p>
      <text:p text:style-name="Standard">Attività svolte:</text:p>
      <text:p text:style-name="Standard"/>
      <text:p text:style-name="P24">- Controllo che tutte le funzionalità, create fino a questo momento, funzionino correttamente</text:p>
      <text:p text:style-name="Standard"><text:span text:style-name="T25"><text:s text:c="3"/></text:span>Test completo delle funzioni di progetto</text:p>
      <text:p text:style-name="Standard"/>
      <text:p text:style-name="P26">Problemi riscontrati:</text:p>
      <text:p text:style-name="Standard">- Alcuni elementi aveva dei bug o leggeri malfunzionamenti</text:p>
      <text:p text:style-name="Standard"/>
      <text:p text:style-name="P27">Soluzioni adottate:</text:p>
      <text:p text:style-name="Standard">- Confronto tra i due responsabili di progetto e risoluzione del problema</text:p>
      <text:p text:style-name="Standard"/>
      <text:p text:style-name="Standard"/>
      <text:p text:style-name="P28">Data: 7<text:s/>dicembre 2024</text:p>
      <text:p text:style-name="Standard">Attività svolte:</text:p>
      <text:p text:style-name="Standard"/>
      <text:p text:style-name="P29">- Realizzazione di una sezione per la registrazione della carta elettronica per effettuare i pagamenti</text:p>
      <text:p text:style-name="Standard"/>
      <text:p text:style-name="Standard"><text:span text:style-name="T30">Problemi riscontrati:</text:span></text:p>
      <text:p text:style-name="Standard">Problematiche per l’inserimento di questa nuova sezione all’interno del progetto</text:p>
      <text:p text:style-name="Standard"/>
      <text:p text:style-name="P31">Soluzioni adottate:</text:p>
      <text:p text:style-name="Standard">Consultazione della documentazione e la nuova pagina è stata inserita correttamente</text:p>
      <text:p text:style-name="Standard"/>
      <text:p text:style-name="Standard"/>
      <text:p text:style-name="P32">Data: 10 dicembre 2024</text:p>
      <text:p text:style-name="Standard">Attività svolte:</text:p>
      <text:p text:style-name="P33"/>
      <text:p text:style-name="P34">- <text:s/>Continuo della pagina inerente al pagamento e sue proprietà</text:p>
      <text:p text:style-name="Standard"/>
      <text:p text:style-name="Standard"><text:span text:style-name="T35">Problemi riscontrati:</text:span></text:p>
      <text:p text:style-name="Standard">La pagina non funzionava correttamente e forniva una situazione di bug</text:p>
      <text:p text:style-name="Standard"/>
      <text:p text:style-name="P36">Soluzioni adottate:</text:p>
      <text:p text:style-name="Standard">Confronto tra i due membri del gruppo e risoluzione del problema anche tramite la documentazione onlin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7">Data: 11<text:s/>dicembre 2024</text:p>
      <text:p text:style-name="Standard">Attività svolte:</text:p>
      <text:p text:style-name="Standard"/>
      <text:p text:style-name="P38">- <text:s/>Conclusione della sezione pagamenti e suo collaudo</text:p>
      <text:p text:style-name="Standard">La pagina viene completata e conclusa e viene effettuato anche il suo collaudo, ricreando la registrazione di una carta elettronica per effettuare un pagamento con tutte le richieste necessarie</text:p>
      <text:p text:style-name="Standard"/>
      <text:p text:style-name="Standard"><text:span text:style-name="T39">Problemi riscontrati:</text:span><text:s/>nessuno</text:p>
      <text:p text:style-name="Standard"/>
      <text:p text:style-name="P40">Data: 20 dicembre 2024</text:p>
      <text:p text:style-name="Standard">Attività svolte:</text:p>
      <text:p text:style-name="Standard"/>
      <text:p text:style-name="P41">- <text:s/>Conclusione della sezione pagamenti e suo collaudo</text:p>
      <text:p text:style-name="Standard">Modifica messaggi<text:s/>relativi alle comunicazioni con l’utente, miglioramento interfaccia utente e miglioramenti degli elementi del carrello.</text:p>
      <text:p text:style-name="Standard"/>
      <text:p text:style-name="Standard"><text:span text:style-name="T42">Problemi riscontrati:</text:span><text:s/>nessuno</text:p>
      <text:p text:style-name="Standard"/>
      <text:p text:style-name="P43">Data: 5 gennaio 2025</text:p>
      <text:p text:style-name="Standard">Attività svolte:</text:p>
      <text:p text:style-name="Standard"/>
      <text:p text:style-name="P44">- <text:s/>Conclusione della sezione pagamenti e suo collaudo</text:p>
      <text:p text:style-name="Standard">Collaudo finale del sito e risoluzione problemi.</text:p>
      <text:p text:style-name="Standard"/>
      <text:p text:style-name="Standard"><text:span text:style-name="T45">Problemi riscontrati:</text:span><text:s/>nessun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avalli.gabriele</dc:creator>
    <meta:creation-date>2024-12-11T16:17:00Z</meta:creation-date>
    <dc:date>2025-01-07T13:18:00Z</dc:date>
    <meta:template xlink:href="Normal.dotm" xlink:type="simple"/>
    <meta:editing-cycles>4</meta:editing-cycles>
    <meta:editing-duration>PT840S</meta:editing-duration>
    <meta:document-statistic meta:page-count="3" meta:paragraph-count="7" meta:word-count="554" meta:character-count="3707" meta:row-count="26" meta:non-whitespace-character-count="3160"/>
  </office:meta>
</office:document-meta>
</file>